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46.11mm"/>
    </style:style>
    <style:style style:name="co9" style:family="table-column">
      <style:table-column-properties fo:break-before="auto" style:column-width="111.7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report2007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string" calcext:value-type="string">
            <text:p>2020-07-27 23:40:37 +0300</text:p>
          </table:table-cell>
          <table:table-cell office:value-type="string" calcext:value-type="string">
            <text:p>date_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84536" calcext:value-type="float">
            <text:p>84536</text:p>
          </table:table-cell>
          <table:table-cell office:value-type="string" calcext:value-type="string">
            <text:p>total_reques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84536" calcext:value-type="float">
            <text:p>84536</text:p>
          </table:table-cell>
          <table:table-cell office:value-type="string" calcext:value-type="string">
            <text:p>valid_reques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failed_reques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generation_ti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unique_visito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unique_fil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excluded_hi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unique_referre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unique_not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unique_static_fil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log_siz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520969690" calcext:value-type="float">
            <text:p>520969690</text:p>
          </table:table-cell>
          <table:table-cell office:value-type="string" calcext:value-type="string">
            <text:p>bandwidt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string" calcext:value-type="string">
            <text:p>STDIN</text:p>
          </table:table-cell>
          <table:table-cell office:value-type="string" calcext:value-type="string">
            <text:p>log_pa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itors</text:p>
          </table:table-cell>
          <table:table-cell office:value-type="float" office:value="84536" calcext:value-type="float">
            <text:p>84536</text:p>
          </table:table-cell>
          <table:table-cell office:value-type="string" calcext:value-type="string">
            <text:p>1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520969690" calcext:value-type="float">
            <text:p>520969690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float" office:value="20200720" calcext:value-type="float">
            <text:p>20200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requests</text:p>
          </table:table-cell>
          <table:table-cell table:style-name="ce2" office:value-type="float" office:value="16917" calcext:value-type="float">
            <text:p>16917</text:p>
          </table:table-cell>
          <table:table-cell office:value-type="string" calcext:value-type="string">
            <text:p>20.0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5889823" calcext:value-type="float">
            <text:p>5889823</text:p>
          </table:table-cell>
          <table:table-cell office:value-type="string" calcext:value-type="string">
            <text:p>1.13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equests</text:p>
          </table:table-cell>
          <table:table-cell table:style-name="ce2" office:value-type="float" office:value="8466" calcext:value-type="float">
            <text:p>8466</text:p>
          </table:table-cell>
          <table:table-cell office:value-type="string" calcext:value-type="string">
            <text:p>10.0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8529024" calcext:value-type="float">
            <text:p>8529024</text:p>
          </table:table-cell>
          <table:table-cell office:value-type="string" calcext:value-type="string">
            <text:p>1.64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table:style-name="ce5" office:value-type="string" calcext:value-type="string">
            <text:p>/Account/Login?ReturnUrl=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requests</text:p>
          </table:table-cell>
          <table:table-cell table:style-name="ce2" office:value-type="float" office:value="8451" calcext:value-type="float">
            <text:p>8451</text:p>
          </table:table-cell>
          <table:table-cell office:value-type="string" calcext:value-type="string">
            <text:p>1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TTP/1.1</text:p>
          </table:table-cell>
          <table:table-cell table:style-name="ce5" office:value-type="string" calcext:value-type="string">
            <text:p>/Account/Log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requests</text:p>
          </table:table-cell>
          <table:table-cell table:style-name="ce2" office:value-type="float" office:value="8450" calcext:value-type="float">
            <text:p>8450</text:p>
          </table:table-cell>
          <table:table-cell office:value-type="string" calcext:value-type="string">
            <text:p>1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8960719" calcext:value-type="float">
            <text:p>8960719</text:p>
          </table:table-cell>
          <table:table-cell office:value-type="string" calcext:value-type="string">
            <text:p>1.72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table:style-name="ce5" office:value-type="string" calcext:value-type="string">
            <text:p>/Home/Buy/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requests</text:p>
          </table:table-cell>
          <table:table-cell table:style-name="ce2" office:value-type="float" office:value="8450" calcext:value-type="float">
            <text:p>8450</text:p>
          </table:table-cell>
          <table:table-cell office:value-type="string" calcext:value-type="string">
            <text:p>1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640335" calcext:value-type="float">
            <text:p>640335</text:p>
          </table:table-cell>
          <table:table-cell office:value-type="string" calcext:value-type="string">
            <text:p>0.12%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TTP/1.1</text:p>
          </table:table-cell>
          <table:table-cell table:style-name="ce5" office:value-type="string" calcext:value-type="string">
            <text:p>/Home/Buy/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requests</text:p>
          </table:table-cell>
          <table:table-cell table:style-name="ce2" office:value-type="float" office:value="8450" calcext:value-type="float">
            <text:p>8450</text:p>
          </table:table-cell>
          <table:table-cell office:value-type="string" calcext:value-type="string">
            <text:p>1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table:style-name="ce5" office:value-type="string" calcext:value-type="string">
            <text:p>/Account/Logo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requests</text:p>
          </table:table-cell>
          <table:table-cell table:style-name="ce2" office:value-type="float" office:value="8449" calcext:value-type="float">
            <text:p>8449</text:p>
          </table:table-cell>
          <table:table-cell office:value-type="string" calcext:value-type="string">
            <text:p>9.99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8507169" calcext:value-type="float">
            <text:p>8507169</text:p>
          </table:table-cell>
          <table:table-cell office:value-type="string" calcext:value-type="string">
            <text:p>1.63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/Account/Log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c_requests</text:p>
          </table:table-cell>
          <table:table-cell office:value-type="float" office:value="8451" calcext:value-type="float">
            <text:p>8451</text:p>
          </table:table-cell>
          <table:table-cell office:value-type="string" calcext:value-type="string">
            <text:p>1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217689309" calcext:value-type="float">
            <text:p>217689309</text:p>
          </table:table-cell>
          <table:table-cell office:value-type="string" calcext:value-type="string">
            <text:p>41.79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/lib/bootstrap/dist/css/bootstrap.c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ic_requests</text:p>
          </table:table-cell>
          <table:table-cell office:value-type="float" office:value="8451" calcext:value-type="float">
            <text:p>8451</text:p>
          </table:table-cell>
          <table:table-cell office:value-type="string" calcext:value-type="string">
            <text:p>1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270753138" calcext:value-type="float">
            <text:p>270753138</text:p>
          </table:table-cell>
          <table:table-cell office:value-type="string" calcext:value-type="string">
            <text:p>51.97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/favicon.ic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t_f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/owa/auth/logon.aspx?url=https://1/ecp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sts</text:p>
          </table:table-cell>
          <table:table-cell office:value-type="float" office:value="84535" calcext:value-type="float">
            <text:p>84535</text:p>
          </table:table-cell>
          <table:table-cell office:value-type="string" calcext:value-type="string">
            <text:p>1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520969690" calcext:value-type="float">
            <text:p>520969690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185.233.0.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192.241.215.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s</text:p>
          </table:table-cell>
          <table:table-cell office:value-type="float" office:value="84535" calcext:value-type="float">
            <text:p>84535</text:p>
          </table:table-cell>
          <table:table-cell office:value-type="string" calcext:value-type="string">
            <text:p>1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520969690" calcext:value-type="float">
            <text:p>520969690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Window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s</text:p>
          </table:table-cell>
          <table:table-cell office:value-type="float" office:value="84535" calcext:value-type="float">
            <text:p>84535</text:p>
          </table:table-cell>
          <table:table-cell office:value-type="string" calcext:value-type="string">
            <text:p>1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520969690" calcext:value-type="float">
            <text:p>520969690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Windows 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rowsers</text:p>
          </table:table-cell>
          <table:table-cell office:value-type="float" office:value="84535" calcext:value-type="float">
            <text:p>84535</text:p>
          </table:table-cell>
          <table:table-cell office:value-type="string" calcext:value-type="string">
            <text:p>1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520969690" calcext:value-type="float">
            <text:p>520969690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MSI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rowsers</text:p>
          </table:table-cell>
          <table:table-cell office:value-type="float" office:value="84535" calcext:value-type="float">
            <text:p>84535</text:p>
          </table:table-cell>
          <table:table-cell office:value-type="string" calcext:value-type="string">
            <text:p>1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520969690" calcext:value-type="float">
            <text:p>520969690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MSIE/11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ws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Oth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s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Mozilla/5.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it_time</text:p>
          </table:table-cell>
          <table:table-cell office:value-type="float" office:value="84536" calcext:value-type="float">
            <text:p>84536</text:p>
          </table:table-cell>
          <table:table-cell office:value-type="string" calcext:value-type="string">
            <text:p>1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520969690" calcext:value-type="float">
            <text:p>520969690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ferring_sites</text:p>
          </table:table-cell>
          <table:table-cell office:value-type="float" office:value="59152" calcext:value-type="float">
            <text:p>59152</text:p>
          </table:table-cell>
          <table:table-cell office:value-type="string" calcext:value-type="string">
            <text:p>69.9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241687528" calcext:value-type="float">
            <text:p>241687528</text:p>
          </table:table-cell>
          <table:table-cell office:value-type="string" calcext:value-type="string">
            <text:p>46.39%</text:p>
          </table:table-cell>
          <table:table-cell table:number-columns-repeated="2"/>
          <table:table-cell office:value-type="string" calcext:value-type="string">
            <text:p>185.233.0.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_codes</text:p>
          </table:table-cell>
          <table:table-cell office:value-type="float" office:value="59152" calcext:value-type="float">
            <text:p>59152</text:p>
          </table:table-cell>
          <table:table-cell office:value-type="string" calcext:value-type="string">
            <text:p>69.9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520949456" calcext:value-type="float">
            <text:p>520949456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2xx Succes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us_codes</text:p>
          </table:table-cell>
          <table:table-cell office:value-type="float" office:value="59152" calcext:value-type="float">
            <text:p>59152</text:p>
          </table:table-cell>
          <table:table-cell office:value-type="string" calcext:value-type="string">
            <text:p>69.9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520949456" calcext:value-type="float">
            <text:p>520949456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200 - OK: The request sent by the client was successfu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us_codes</text:p>
          </table:table-cell>
          <table:table-cell office:value-type="float" office:value="25366" calcext:value-type="float">
            <text:p>25366</text:p>
          </table:table-cell>
          <table:table-cell office:value-type="string" calcext:value-type="string">
            <text:p>30.0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3xx Redirec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s_codes</text:p>
          </table:table-cell>
          <table:table-cell office:value-type="float" office:value="25366" calcext:value-type="float">
            <text:p>25366</text:p>
          </table:table-cell>
          <table:table-cell office:value-type="string" calcext:value-type="string">
            <text:p>30.0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302 - Moved Temporarily (redirect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atus_cod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2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.00%</text:p>
          </table:table-cell>
          <table:table-cell office:value-type="float" office:value="20234" calcext:value-type="float">
            <text:p>20234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5xx Server Erro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_cod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2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19888" calcext:value-type="float">
            <text:p>19888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500 - Internal Server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_c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%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502 - Bad Gateway: Received an invalid response from the upstr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atus_c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4xx Client Erro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us_c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404 - Not Found: Requested resource could not be f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.00.0000</text:date>, <text:time style:data-style-name="N2" text:time-value="17:46:23.17421386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7-29T19:55:02.634855948</dc:date>
    <meta:editing-duration>PT36M26S</meta:editing-duration>
    <meta:editing-cycles>2</meta:editing-cycles>
    <meta:generator>LibreOffice/6.3.0.2$Linux_X86_64 LibreOffice_project/30$Build-2</meta:generator>
    <meta:document-statistic meta:table-count="1" meta:cell-count="373" meta:object-count="0"/>
  </office:meta>
</office:document-meta>
</file>